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 style:parent-style-name="Normal" style:family="paragraph">
      <style:text-properties fo:font-size="14pt" style:font-size-asian="14pt" style:font-size-complex="14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size="14pt" style:font-size-asian="14pt" style:font-size-complex="14pt"/>
    </style:style>
    <style:style style:name="P21" style:parent-style-name="Normal" style:family="paragraph">
      <style:text-properties fo:font-size="14pt" style:font-size-asian="14pt" style:font-size-complex="14pt"/>
    </style:style>
    <style:style style:name="P22" style:parent-style-name="Normal" style:family="paragraph">
      <style:text-properties fo:font-size="14pt" style:font-size-asian="14pt" style:font-size-complex="14pt"/>
    </style:style>
    <style:style style:name="P23" style:parent-style-name="Normal" style:family="paragraph">
      <style:text-properties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family="paragraph">
      <style:text-properties fo:font-size="14pt" style:font-size-asian="14pt" style:font-size-complex="14pt"/>
    </style:style>
    <style:style style:name="P26" style:parent-style-name="Normal" style:family="paragraph">
      <style:text-properties fo:font-size="14pt" style:font-size-asian="14pt" style:font-size-complex="14pt"/>
    </style:style>
    <style:style style:name="P27" style:parent-style-name="Normal" style:family="paragraph">
      <style:text-properties fo:font-size="14pt" style:font-size-asian="14pt" style:font-size-complex="14pt"/>
    </style:style>
    <style:style style:name="P28" style:parent-style-name="Normal" style:family="paragraph">
      <style:text-properties fo:font-size="14pt" style:font-size-asian="14pt" style:font-size-complex="14pt"/>
    </style:style>
    <style:style style:name="P29" style:parent-style-name="Normal" style:family="paragraph">
      <style:text-properties fo:font-size="14pt" style:font-size-asian="14pt" style:font-size-complex="14pt"/>
    </style:style>
    <style:style style:name="P30" style:parent-style-name="Normal" style:family="paragraph">
      <style:text-properties fo:font-size="14pt" style:font-size-asian="14pt" style:font-size-complex="14pt"/>
    </style:style>
    <style:style style:name="P31" style:parent-style-name="Normal" style:family="paragraph">
      <style:text-properties fo:font-size="14pt" style:font-size-asian="14pt" style:font-size-complex="14pt"/>
    </style:style>
    <style:style style:name="P32" style:parent-style-name="Normal" style:family="paragraph">
      <style:text-properties fo:font-size="14pt" style:font-size-asian="14pt" style:font-size-complex="14pt"/>
    </style:style>
    <style:style style:name="P33" style:parent-style-name="Normal" style:family="paragraph">
      <style:text-properties fo:font-size="14pt" style:font-size-asian="14pt" style:font-size-complex="14pt"/>
    </style:style>
    <style:style style:name="P34" style:parent-style-name="Normal" style:family="paragraph">
      <style:text-properties fo:font-size="14pt" style:font-size-asian="14pt" style:font-size-complex="14pt"/>
    </style:style>
    <style:style style:name="P35" style:parent-style-name="Normal" style:family="paragraph">
      <style:text-properties fo:font-size="14pt" style:font-size-asian="14pt" style:font-size-complex="14pt"/>
    </style:style>
    <style:style style:name="P36" style:parent-style-name="Normal" style:family="paragraph">
      <style:text-properties fo:font-size="14pt" style:font-size-asian="14pt" style:font-size-complex="14pt"/>
    </style:style>
    <style:style style:name="P37" style:parent-style-name="Normal" style:family="paragraph">
      <style:text-properties fo:font-size="14pt" style:font-size-asian="14pt" style:font-size-complex="14pt"/>
    </style:style>
    <style:style style:name="P38" style:parent-style-name="Normal" style:family="paragraph">
      <style:text-properties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Normal" style:family="paragraph">
      <style:text-properties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T44"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45" style:parent-style-name="Policepardéfaut" style:family="text">
      <style:text-properties fo:font-size="14pt" style:font-size-asian="14pt" style:font-size-complex="14pt"/>
    </style:style>
    <style:style style:name="T4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47" style:parent-style-name="Policepardéfaut" style:family="text">
      <style:text-properties fo:font-size="14pt" style:font-size-asian="14pt" style:font-size-complex="14pt"/>
    </style:style>
    <style:style style:name="T48" style:parent-style-name="Policepardéfaut" style:family="text">
      <style:text-properties fo:font-size="14pt" style:font-size-asian="14pt" style:font-size-complex="14pt"/>
    </style:style>
    <style:style style:name="T49" style:parent-style-name="Policepardéfaut" style:family="text">
      <style:text-properties fo:font-size="14pt" style:font-size-asian="14pt" style:font-size-complex="14pt"/>
    </style:style>
    <style:style style:name="P50" style:parent-style-name="Normal" style:family="paragraph">
      <style:text-properties fo:font-size="14pt" style:font-size-asian="14pt" style:font-size-complex="14pt"/>
    </style:style>
    <style:style style:name="P51" style:parent-style-name="Normal" style:family="paragraph">
      <style:text-properties fo:font-size="14pt" style:font-size-asian="14pt" style:font-size-complex="14pt"/>
    </style:style>
    <style:style style:name="P52" style:parent-style-name="Normal" style:family="paragraph">
      <style:text-properties fo:font-size="14pt" style:font-size-asian="14pt" style:font-size-complex="14pt"/>
    </style:style>
    <style:style style:name="P53" style:parent-style-name="Normal" style:family="paragraph">
      <style:text-properties fo:font-size="14pt" style:font-size-asian="14pt" style:font-size-complex="14pt"/>
    </style:style>
    <style:style style:name="P54" style:parent-style-name="Normal" style:family="paragraph">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fo:font-size="14pt" style:font-size-asian="14pt" style:font-size-complex="14pt"/>
    </style:style>
    <style:style style:name="P58" style:parent-style-name="Normal"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P63" style:parent-style-name="Normal" style:family="paragraph">
      <style:text-properties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font-size="14pt" style:font-size-asian="14pt" style:font-size-complex="14pt"/>
    </style:style>
    <style:style style:name="P67" style:parent-style-name="Normal" style:family="paragraph">
      <style:text-properties fo:font-size="14pt" style:font-size-asian="14pt" style:font-size-complex="14pt"/>
    </style:style>
    <style:style style:name="P68" style:parent-style-name="Normal" style:family="paragraph">
      <style:text-properties fo:font-size="14pt" style:font-size-asian="14pt" style:font-size-complex="14pt"/>
    </style:style>
    <style:style style:name="P69" style:parent-style-name="Normal" style:family="paragraph">
      <style:text-properties fo:font-size="14pt" style:font-size-asian="14pt" style:font-size-complex="14pt"/>
    </style:style>
    <style:style style:name="P70" style:parent-style-name="Normal" style:family="paragraph">
      <style:text-properties fo:font-size="14pt" style:font-size-asian="14pt" style:font-size-complex="14pt"/>
    </style:style>
    <style:style style:name="P71" style:parent-style-name="Normal" style:family="paragraph">
      <style:text-properties fo:font-size="14pt" style:font-size-asian="14pt" style:font-size-complex="14pt"/>
    </style:style>
    <style:style style:name="P72" style:parent-style-name="Normal" style:family="paragraph">
      <style:text-properties fo:font-size="14pt" style:font-size-asian="14pt" style:font-size-complex="14pt"/>
    </style:style>
    <style:style style:name="P73" style:parent-style-name="Normal" style:family="paragraph">
      <style:text-properties fo:font-size="14pt" style:font-size-asian="14pt" style:font-size-complex="14pt"/>
    </style:style>
    <style:style style:name="P74" style:parent-style-name="Normal" style:family="paragraph">
      <style:text-properties fo:font-size="14pt" style:font-size-asian="14pt" style:font-size-complex="14pt"/>
    </style:style>
    <style:style style:name="P75" style:parent-style-name="Normal" style:family="paragraph">
      <style:text-properties fo:font-size="14pt" style:font-size-asian="14pt" style:font-size-complex="14pt"/>
    </style:style>
    <style:style style:name="P76" style:parent-style-name="Normal" style:family="paragraph">
      <style:text-properties fo:font-size="14pt" style:font-size-asian="14pt" style:font-size-complex="14pt"/>
    </style:style>
    <style:style style:name="P77" style:parent-style-name="Normal" style:family="paragraph">
      <style:text-properties fo:font-size="14pt" style:font-size-asian="14pt" style:font-size-complex="14pt"/>
    </style:style>
    <style:style style:name="P78" style:parent-style-name="Normal" style:family="paragraph">
      <style:text-properties fo:font-size="14pt" style:font-size-asian="14pt" style:font-size-complex="14pt"/>
    </style:style>
    <style:style style:name="P79" style:parent-style-name="Normal" style:family="paragraph">
      <style:text-properties fo:font-size="14pt" style:font-size-asian="14pt" style:font-size-complex="14pt"/>
    </style:style>
    <style:style style:name="P80" style:parent-style-name="Normal" style:family="paragraph">
      <style:text-properties fo:font-size="14pt" style:font-size-asian="14pt" style:font-size-complex="14pt"/>
    </style:style>
    <style:style style:name="T81" style:parent-style-name="Policepardéfaut" style:family="text">
      <style:text-properties fo:font-size="14pt" style:font-size-asian="14pt" style:font-size-complex="14pt"/>
    </style:style>
  </office:automatic-styles>
  <office:body>
    <office:text text:use-soft-page-breaks="true">
      <text:p text:style-name="P1">Rapport</text:p>
      <text:p text:style-name="P2">Pour ce projet, nous avons décidé de choisir le sujet « Péages d’autoroute », l’objectif étant de modéliser au mieux toutes les données et les relations à travers un script SQL et un programme en Java. Cette modélisation doit nous permettre de modéliser les informations des automobilistes, qu’ils soient abonnés ou non ainsi que leurs badges, abonnements, trajets etc. Mais aussi d’observer le comportement des différents automobilistes et de répondre à certaines problématiques comme « quels sont les péages les plus empruntés » ou encore « quels sont les automobilistes non abonnés faisant souvent le même trajet ».<text:s/></text:p>
      <text:p text:style-name="P3">D’un point de vue technique, on a d’abord conceptualisé la base de données relationnelle à l’aide du modèle entité-association<text:s/>puis réalisé le programme java et enfin effectué des tests pour s’assurer que tout soit correctement mis en place. Nous allons donc dans ce rapport aborder tous ces points un par un en commençant par l’analyse fonctionnelle<text:s/>puis par la modélisation de la base de données, le script SQL, l’explication du code Java et enfin les requêtes SQL permettant de répondre aux cinq questions posées dans le sujet.</text:p>
      <text:p text:style-name="P4"/>
      <text:p text:style-name="P5">Nous allons d’abord analyser un peu plus en détails le sujet. Le sujet porte sur les péages d’autoroutes empruntés par des automobilistes qui peuvent être abonné ou non. Chaque automobiliste abonné est identifié par un badge qui permet de tracer les trajets effectués et de facturer chaque passage. Les non-abonnés sont tracés par leur ticket qu’ils récupèrent à chaque entrée sur l’autoroute (passage par un péage). De plus, la plaque de chaque automobiliste est récupérée lors d’un passage à un péage, afin d’assurer plus de sécurité.</text:p>
      <text:p text:style-name="P6">Le ticket imprimé permet de connaitre le péage d’entrée sur l’autoroute de l’automobiliste et à la sortie de l’autoroute, le montant en euro que l’automobiliste doit payer est calculé à partir de ces données que le ticket ou le badge<text:s/>vont restituer. Pour les automobilistes abonnés, ils doivent payer un tarif mensuel qui est calculé en<text:s/>additionnant le cout du prêt du badge et le cout de chaque trajet en appliquant le taux de réduction correspondant à niveau de l’abonnement de l’automobiliste.</text:p>
      <text:soft-page-break/>
      <text:p text:style-name="P7">Durant la modélisation du sujet, nous avons posé plusieurs hypothèses, la première étant les niveaux d’abonnements. Les abonnements, ont été structurés en niveaux (bronze, argent et or), chacun ayant un cout mensuel et un taux de réduction différents sur les trajets.<text:s/>On a ensuite<text:s/>défini<text:s/>un statut pour chaque badge, le statut pouvant être « possede » si l’utilisateur possède encore son bagde ou « restitue » si l’utilisateur a rendu son badge.<text:s/>Les abonnements peuvent arriver à terme c’est-à-dire expirer mais les badges non restitués sont toujours suivis afin de pouvoir répondre à la problématique « quels sont les automobilistes dont l’abonnement est terminé mais qui ont encore en leur possession un badge ? ».</text:p>
      <text:p text:style-name="P8">Les non-abonnés sont identifiés avec un niveau d’abonnement étant à 0 (fictif) nommé « NonAbonne » avec aucun coût. Un trajet est défini par un péage d’entrée et un péage de sortie unique et chaque trajet est enregistré sous forme de ticket (ou avec le badge). Chaque péage est donc forcément défini comme étant un péage d’entrée ou un péage de sortie pour que l’on puisse identifier son rôle dans le trajet de l’automobiliste. Un péage peut être à la fois un point d’entrée et de sortie mais seulement dans des trajets différents, on ne peut pas entrer sur l’autoroute par un péage et sortir par le même.</text:p>
      <text:p text:style-name="P9">Les badges ont une date de début et de fin représentant le début et la fin de l’abonnement correspondant au badge, afin de déterminer si un abonnement est encore actif.</text:p>
      <text:p text:style-name="P10"/>
      <text:p text:style-name="P11">On peut maintenant passer à la modélisation du sujet, comment nous avons procédé en illustrant tout cela avec le modèle entité-association.</text:p>
      <text:p text:style-name="P12">Le modèle entité-association représente les principales entités du sujet avec leurs caractéristiques et les relations entre ces entités, c’est la base pour structurer une base de données. Commençons par la première entité, l’une des plus importantes : l’automobiliste.</text:p>
      <text:p text:style-name="P13">L’entité « automobiliste » représente évidemment les utilisateurs des autoroutes et des péages, cette entité contient<text:s/>trois<text:s/>attributs : l’id qui permet d’identifier de manière unique chaque automobiliste, le nom et le prénom de l’automobiliste.</text:p>
      <text:p text:style-name="P14">La deuxième entité est l’entité « abonnement » qui gère les niveaux d’abonnement et leurs caractéristiques. Cette entité est<text:s/>composée<text:s/>de trois attributs également, l’id qui identifie chaque type d’abonnement de manière unique, le niveau de l’abonnement (bronze, argent, or ou NonAbonne), le cout_mensuel qui permet de savoir combien coûte l’abonnement par<text:s/>mois et<text:s/>enfin le taux de réduction qui est le taux appliqué<text:s/>sur chaque trajet d’un abonné pour obtenir le coût du trajet final avec la réduction.</text:p>
      <text:p text:style-name="P15">La troisième entité s’intitule « badge » et représente les badges utilisés pour identifier les automobilistes abonnés ou non. Cette entité est composée de six attributs : un id permettant d’identifier de manière unique chaque badge, « niveau_abonnement » qui représente le niveau de l’abonnement relié au badge, « automobiliste_id » qui permet de relier le badge à l’automobiliste qui le possède. La date de début et de fin qui représente le début et la fin de l’abonnement relié au badge et enfin le statut du badge c’est-à-dire s’il est encore possédé ou restitué par l’automobiliste.</text:p>
      <text:p text:style-name="P16">La quatrième entité « peage » représente un péage d’autoroute tout simplement.<text:s/>Quatre attributs la composent : l’id qui permet d’identifier de manière unique le péage, le nom du péage, la localisation du péage et son type. Le type indiquant que le péage est soit un péage d’entrée lors d’un trajet soit un péage de sortie.</text:p>
      <text:p text:style-name="P17">La cinquième entité se nomme « ticket » et représente le ticket qui est imprimé lors de l’entrée sur l’autoroute. Il y a six attributs qui sont : l’id pouvant identifier le ticket, « date_imprime » représentant la date et l’heure auxquelles le ticket a été imprimé c’est-à-dire quand est-ce que le trajet concerné a débuté. Les deux attributs suivants sont le péage d’entrée et le péage de sortie du trajet. « automobiliste_id » est un attribut permettant d’identifier l’automobiliste ayant effectué le trajet. Et enfin, le dernier attribut est le coût du trajet.</text:p>
      <text:p text:style-name="P18">Une autre entité qui est en lien et assez similaire<text:s/>à l’entité « ticket » c’est l’entité « trajet ». Cette entité représente<text:s/>les trajets qu’un automobiliste abonné effectue (via un badge). Il y a cinq attributs ; l’id qui identifie le trajet de manière unique, le péage d’entrée et celui de sortie correspondante au trajet effectué, la date et l’heure du trajet et l’id du badge qui représente le badge utilisé pour ce trajet.</text:p>
      <text:p text:style-name="P19">L’avant dernière entité est l’entité « facture », utilisée pour enregistrer les montants facturés à un badge pour une période donnée. Le premier attribut de cette entité est bien évidemment l’id, le deuxième « badge_id » représente l’identifiant du badge auquel la facture est liée. Les deux derniers attributs représentent respectivement le mois de la facturation (la date de la facture) et le total représentant le montant global facturé pour cette période.</text:p>
      <text:p text:style-name="P20">La dernière entité est en quelque sorte une entité dite « bonus », c’est l’entité « plaque ». La table plaque relie une plaque d’immatriculation à un péage et à un automobiliste, pour tracer les données le plus possible et à des fins de sécurité. Le premier attribut c’est l’id puis « id_peage_passage » représente l’identifiant du péage où la plaque a été enregistrée, peut être utilisé pour identifier des passages à des péages sans badges. Le dernier attribut « id_automobiliste » c’est l’identifiant de l’automobiliste propriétaire de la plaque concernée.<text:s/></text:p>
      <text:p text:style-name="P21"/>
      <text:p text:style-name="P22">Lors de la création de toutes ces entités, nous avons ajoutés plusieurs clés étrangères dans plusieurs tables (pas toutes) afin de relier les tables entre elles.<text:s/></text:p>
      <text:p text:style-name="P23">Dans la table « plaque », « id_peage_passage » et « id_automobiliste » sont des clés étrangères qui sont reliées à l’id d’un péage et l’id d’un automobiliste. Dans la table « ticket », «peage_entree_id » « peage_sortie_id » et « automobiliste_id » sont des clés étrangères.</text:p>
      <text:p text:style-name="P24">Dans la table « badge », « niveau_abonnement » et « automobiliste_id » sont des clés étrangères, reliées respectivement au niveau dans la table abonnement et à l’id dans la table automobiliste.<text:s/></text:p>
      <text:p text:style-name="P25">Il y a également deux clés étrangères dans la table « trajet » qui sont « peage_entree_id » et « peage_sortie_id » qui sont reliées à l’id dans la table peage. Et enfin, dans la table facture l’attribut « badge_id » est une clé étrangère reliée a l’id dans la table « badge ».</text:p>
      <text:p text:style-name="P26"/>
      <text:p text:style-name="P27">Maintenant que l’on a commencé à voir les différentes relations qu’il peut y avoir entre chaque entité, on peut rentrer un peu plus en profondeur.</text:p>
      <text:p text:style-name="P28">Entre la table « automobiliste » et la table « badge » il y a une relation que l’on peut qualifier de type « 1 : N », c’est-à-dire qu’un automobiliste peut posséder plusieurs badges (c’est vrai techniquement mais n’a pas de sens dans les faits) alors qu’un badge appartient à un seul automobiliste. La relation entre la table « badge » et la table « abonnement » est une relation de type « N : 1 » cette fois. Cela veut dire qu’un badge est lié à un seul abonnement, mais plusieurs badges peuvent correspondre au même abonnement (même niveau d’abonnement).</text:p>
      <text:p text:style-name="P29">Pour la relation entre l’automobiliste et le ticket, c’est une relation 1 : N. Un automobiliste peut effectuer plusieurs trajets en imprimant plusieurs tickets alors que chaque ticket<text:s/>est associé à un seul automobiliste. La relation entre « ticket » et « peage » est de type N : 1 pour le péage d’entrée mais également pour le péage de sortie car un ticket est lié à deux péages.</text:p>
      <text:p text:style-name="P30"/>
      <text:p text:style-name="P31">On peut maintenant représenter le modèle entité-association de manière graphique à l’aide d’un diagramme, le voici :<text:s/></text:p>
      <text:p text:style-name="P32"/>
      <text:p text:style-name="P33"/>
      <text:p text:style-name="P34"/>
      <text:p text:style-name="P35"/>
      <text:p text:style-name="P36"/>
      <text:p text:style-name="P37"/>
      <text:p text:style-name="P38"/>
      <text:p text:style-name="P39">Voici quelques éléments de justification de ce modèle : l’entité « automobiliste » est distincte pour pouvoir gérer les informations personnelles indépendamment des abonnements ou des badges. L’entité « badge » et « abonnement » sont modélisées comme cela pour permettre de gérer le statut du badge qui peut être possédé ou restitué et de suivre les automobilistes qui ne sont plus abonnés.</text:p>
      <text:p text:style-name="P40">On a utilisé l’attribut type dans la table « peage » afin de différencier les péages qui servent d’entrée dans un trajet et ceux qui servent de sortie. La relation indirecte entre la table « abonnement » et la table « ticket » permet de calculer les réductions appliquées en fonction du niveau de l’abonnement au moment du trajet et enfin la valeur de « NonAbonne » dans la table « abonnement » simplifie la gestion des non-abonnés et évite des cas particuliers dans les requêtes SQL, que nous verrons un peu plus tard dans ce rapport.</text:p>
      <text:p text:style-name="P41">Nous avons donné le maximum afin que cette modélisation respecte les principes de la normalisation des bases de données c’est-à-dire la minimisation des redondances tout en gardant une structure très claire, flexible et qui permet de répondre aux problématiques du projet.</text:p>
      <text:p text:style-name="P42"/>
      <text:p text:style-name="P43">Pour approfondir la justification de cette modélisation, voici deux alternatives de modélisations qui auraient pu être faites mais que nous n’avons pas gardé.</text:p>
      <text:p text:style-name="Normal"><text:span text:style-name="T44">Première alternative</text:span><text:span text:style-name="T45"> : On pourrait regrouper les entités « ticket » et « trajet » en une seule entité. Cependant, cela aurait compliqué la gestion des abonnés et des non-abonnés, car les tickets sont spécifiques aux non-abonnés tandis que les trajets (ce qui se trouve dans la table « trajet ») concernent les abonnés. On préfère donc garder les deux entités séparées pour plus de clarté et flexibilité.</text:span></text:p>
      <text:p text:style-name="Normal"><text:span text:style-name="T46">Deuxième alternative</text:span><text:span text:style-name="T47"> : On pourrait lier directement les plaques d’immatriculations aux trajets et aux tickets au lieu d’avoir une table « automobiliste » et une table « plaque. Cela réduirait la normalisation (augmentation de la redondance et baisse de la cohérence) et compliquerait les analyses sur les abonnées ou les habitudes des automobilistes, analyses qui peuvent être faites dans le cadre d’une campagne de promotion du système d’abonnement par exemple. On choisi</text:span><text:span text:style-name="T48">t</text:span><text:span text:style-name="T49"><text:s/>donc de garder l’entité « automobiliste » et l’entité « plaque ».</text:span></text:p>
      <text:p text:style-name="P50"/>
      <text:p text:style-name="P51">La modélisation étant totalement expliquée et justifiée, on peut passer à la traduction de cette modélisation en script SQL. Les entités et leur relation été traduites en tables avec des contraintes appropriés notamment pour l’implémentation des clés étrangères. Voici la table « automobiliste » en entier, qui va servir des exemples pour les autres tables, ces dernières ne seront pas expliquées entièrement mais seulement les éléments techniques principaux.<text:s/></text:p>
      <text:p text:style-name="P52"/>
      <text:p text:style-name="P53"/>
      <text:p text:style-name="P54">CREATE TABLE automobiliste (</text:p>
      <text:p text:style-name="P55">id SERIAL PRIMARY KEY,</text:p>
      <text:p text:style-name="P56">nom VARCHAR(50) NOT NULL,</text:p>
      <text:p text:style-name="P57">prenom VARCHAR(50) NOT NULL</text:p>
      <text:p text:style-name="P58">);</text:p>
      <text:p text:style-name="P59"/>
      <text:p text:style-name="P60">L’id de la table a comme type « SERIAL » pour que l’id s’auto incrémente, c’est ce type que chaque id dans chaque table aura. On définit l’id comme étant la clé primaire de la table, c’est aux clés primaires des tables que l’on relie les clés étrangères d’autres table.</text:p>
      <text:p text:style-name="P61">Le nom et le prénom ont comme type « VARCHAR » car ce sont des attributs contenant des caractères, avec comme limites de caractères 50. Le type VARCHAR sera le type utilisé pour chaque attribut représentant un nom, un type comme le type du péage ou encore le niveau de l’abonnement (qui prend comme valeur uniquement ‘bronze’, ‘argent’ ou ‘or’).<text:s/></text:p>
      <text:p text:style-name="P62">On précise « NOT NULL » pour beaucoup d’attributs, cela veut dire que lorsque que l’on va insérer des données dans les tables, les attributs ayant « NOT NULL » sont obligés de se faire affecter une valeur.</text:p>
      <text:p text:style-name="P63">Lors de la création de la table « peage », il y a cette ligne « type VARCHAR(20) NOT NULL CHECK (type IN ('entree', 'sortie')) ». Cette ligne indique que l’attribut type ne pourra avoir comme valeur que « entree » ou « sortie » grâce à l’opérateur « CHECK ».</text:p>
      <text:p text:style-name="P64">Les différents attributs représentant des entiers comme « id_automobiliste» dans la table<text:s/>plaque ont le type « INT », qui correspond logiquement à des valeurs entières. Lors de la création de la table « plaque », on peut observer cette ligne « CONSTRAINT fk_plaque_peage FOREIGN KEY (id_peage_passage) REFERENCES peage(id), » qui correspond à la création d’une clé étrangère.<text:s/></text:p>
      <text:p text:style-name="P65">On ajoute une contrainte à l’attribut « id_peage_passage » que l’on relie à l’attribut « id » de la table « peage ». C’est cela qu’il faut faire pour créer une clé étrangère, chose que l’on a également fait dans les tables « ticket », « badge », « trajet » et « facture » comme dit précédemment.</text:p>
      <text:p text:style-name="P66">Dans la table « ticket », on utilise le type « TIMESTAMP » pour l’attribut « date_imprime » (et d’autres attributs dans d’autres tables). La différence entre ce type et le type « DATE » réside dans le fait que « TIMESTAMP » indique en plus de la date l’heure, les minutes et les secondes, contrairement à « DATE ». Pour l’attribut « cout » de cette même table, on utilise le type « NUMERIC ». C’est un type que l’on a utilisé pour tous les montants financiers. Avec ce type, l’attribut peut être affecté par une valeur pouvant comporter dix chiffres au total (en incluant la partie entière et décimale) et deux chiffres après la virgule, c’est un type qui permet d’avoir des nombres décimaux, utiles pour représenter un prix comme « trois euros cinquante ».</text:p>
      <text:p text:style-name="P67">Lors de la création de la table « abonnement », on y trouve cette ligne « taux_reduction NUMERIC(5, 2) NOT NULL CHECK (taux_reduction BETWEEN 0 AND 1) ». Cela veut dire que l’attribut « taux_reduction » ne pourra être affecter par des valeurs comprises uniquement entre 0 et 1 car l’attribut représente un taux en pourcentage mais traduit en nombre entre 0 et 1 (20% devient 0.2).</text:p>
      <text:p text:style-name="P68">On a désormais expliqué les principaux éléments techniques du script SQL utilisé pour modéliser cette représentation des péages d’autoroutes.</text:p>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Normal"><text:span text:style-name="T8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xence COIPELET</meta:initial-creator>
    <dc:creator>Maxence COIPELET</dc:creator>
    <meta:creation-date>2024-12-13T12:49:00Z</meta:creation-date>
    <dc:date>2024-12-13T17:00:00Z</dc:date>
    <meta:template xlink:href="Normal.dotm" xlink:type="simple"/>
    <meta:editing-cycles>3</meta:editing-cycles>
    <meta:editing-duration>PT12660S</meta:editing-duration>
    <meta:document-statistic meta:page-count="9" meta:paragraph-count="31" meta:word-count="2432" meta:character-count="15783" meta:row-count="111" meta:non-whitespace-character-count="13382"/>
  </office:meta>
</office:document-meta>
</file>